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72cm"/>
    </style:style>
    <style:style style:name="Table1.B" style:family="table-column">
      <style:table-column-properties style:column-width="10.444cm"/>
    </style:style>
    <style:style style:name="Table1.C" style:family="table-column">
      <style:table-column-properties style:column-width="2.344cm"/>
    </style:style>
    <style:style style:name="Table1.D" style:family="table-column">
      <style:table-column-properties style:column-width="2.26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4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B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3pt" fo:font-weight="bold" officeooo:rsid="00adcd69" officeooo:paragraph-rsid="0041acf8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434a7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paragraph-rsid="003de87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paragraph-rsid="003de87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9pt" fo:font-weight="bold" officeooo:paragraph-rsid="000a7e39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Liberation Serif" fo:font-size="9pt" fo:font-weight="bold" officeooo:paragraph-rsid="000cea44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0a7e39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Liberation Serif" fo:font-size="10pt" officeooo:paragraph-rsid="000a7e39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15ddc7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10pt" officeooo:paragraph-rsid="000a7e39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3f04c0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officeooo:paragraph-rsid="000a7e39"/>
    </style:style>
    <style:style style:name="P13" style:family="paragraph" style:parent-style-name="Table_20_Contents">
      <style:text-properties officeooo:paragraph-rsid="000a7e39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d18a7"/>
    </style:style>
    <style:style style:name="T3" style:family="text">
      <style:text-properties officeooo:rsid="003de87e"/>
    </style:style>
    <style:style style:name="T4" style:family="text">
      <style:text-properties style:font-name="Liberation Serif" fo:font-size="10pt" style:font-size-asian="10pt" style:font-size-complex="10pt"/>
    </style:style>
    <style:style style:name="T5" style:family="text">
      <style:text-properties style:font-name="Liberation Serif" fo:font-size="8pt" fo:font-weight="bold" style:font-size-asian="8pt" style:font-weight-asian="bold" style:font-size-complex="8pt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8"/>
            </table:table-cell>
            <table:table-cell table:style-name="Table1.A1" office:value-type="string">
              <text:p text:style-name="P8"/>
            </table:table-cell>
            <table:table-cell table:style-name="Table1.A1" table:number-columns-spanned="2" office:value-type="string">
              <text:p text:style-name="P12"><text:span text:style-name="Source_20_Text"><text:span text:style-name="T5">Page </text:span></text:span><text:span text:style-name="Source_20_Text"><text:span text:style-name="T5"><text:page-number text:select-page="current">1</text:page-number></text:span></text:span><text:span text:style-name="Source_20_Text"><text:span text:style-name="T5"> of </text:span></text:span><text:span text:style-name="Source_20_Text"><text:span text:style-name="T5"><text:page-count>1</text:page-count></text:span></text:span>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7"><text:s/>Date</text:p>
            </table:table-cell>
            <table:table-cell table:style-name="Table1.A2" office:value-type="string">
              <text:p text:style-name="P7">Particulars</text:p>
            </table:table-cell>
            <table:table-cell table:style-name="Table1.A2" office:value-type="string">
              <text:p text:style-name="P7">Debit (₹)</text:p>
            </table:table-cell>
            <table:table-cell table:style-name="Table1.D2" office:value-type="string">
              <text:p text:style-name="P7">Credit (₹)</text:p>
            </table:table-cell>
          </table:table-row>
        </table:table-header-rows>
        <table:table-row table:style-name="Table1.1">
          <table:table-cell table:style-name="Table1.D2" table:number-columns-spanned="4" office:value-type="string">
            <text:p text:style-name="P13"><text:span text:style-name="Source_20_Text"><text:span text:style-name="T4"><text:text-input text:description="&lt;for each=&quot;line in get_move_lines(o)&quot;&gt;">for loop start for account move line</text:text-input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5"/>
          </table:table-cell>
          <table:table-cell table:style-name="Table1.B4" table:number-columns-spanned="3" office:value-type="string">
            <text:p text:style-name="P6"><text:text-input text:description="&lt;if test=&quot;line['customer']!='' &quot;&gt;">If customer</text:text-input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 text:c="18"/></text:p>
          </table:table-cell>
          <table:table-cell table:style-name="Table1.B5" table:number-columns-spanned="3" office:value-type="string">
            <text:p text:style-name="P6"><text:text-input text:description="&lt;line['code']&gt;">code</text:text-input> <text:s text:c="11"/><text:text-input text:description="&lt;line['customer']&gt;">customer information</text:text-input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5" table:number-columns-spanned="3" office:value-type="string">
            <text:p text:style-name="P6"><text:text-input text:description="&lt;/if&gt;">End if</text:text-input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<text:text-input text:description="&lt;formatLang(line['date'],date = True) &gt;"> date</text:text-input></text:p>
          </table:table-cell>
          <table:table-cell table:style-name="Table1.A2" office:value-type="string">
            <text:p text:style-name="P8"><text:text-input text:description="&lt;line['particulars']&gt;">particulars</text:text-input></text:p>
          </table:table-cell>
          <table:table-cell table:style-name="Table1.A2" office:value-type="string">
            <text:p text:style-name="P10"><text:text-input text:description="&lt;line['debit']&gt;">debit</text:text-input></text:p>
          </table:table-cell>
          <table:table-cell table:style-name="Table1.D2" office:value-type="string">
            <text:p text:style-name="P10"><text:text-input text:description="&lt;line['credit']&gt;">credit</text:text-input></text:p>
          </table:table-cell>
        </table:table-row>
        <table:table-row table:style-name="Table1.1">
          <table:table-cell table:style-name="Table1.A4" table:number-columns-spanned="2" office:value-type="string">
            <text:p text:style-name="P9"><text:text-input text:description="&lt;/for&gt;">For End </text:text-input></text:p>
          </table:table-cell>
          <table:covered-table-cell/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11">Printed on <text:date style:data-style-name="N79" text:date-value="2017-02-28T14:48:28.742925385">Tuesday, February 28, 2017</text:date> at <text:time style:data-style-name="N42" text:time-value="2017-02-28T14:48:28.743085688">02:48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adcd69" officeooo:paragraph-rsid="0041acf8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434a7c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4pt" fo:font-weight="bold" officeooo:paragraph-rsid="003de87e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paragraph-rsid="003de87e" style:font-size-asian="10pt" style:font-weight-asian="bold" style:font-size-complex="10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officeooo:rsid="001d18a7"/>
    </style:style>
    <style:style style:name="MT3" style:family="text">
      <style:text-properties officeooo:rsid="003de87e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1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pan text:style-name="MT2">DEBT</text:span>ORS LEDGER </text:p>
        <text:p text:style-name="MP4"><text:span text:style-name="MT3">DATE </text:span>FROM <text:text-input text:description="&lt;formatLang(o.date_start,date = True) &gt;">start date</text:text-input> TO <text:text-input text:description="&lt;formatLang(o.date_stop,date = True) &gt;">end date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2-28T14:48:28.624811553</dc:date>
    <meta:editing-duration>PT2H37M18S</meta:editing-duration>
    <meta:editing-cycles>37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80" meta:character-count="341" meta:non-whitespace-character-count="273"/>
  </office:meta>
</office:document-meta>
</file>